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c58fb" officeooo:paragraph-rsid="000c58fb"/>
    </style:style>
    <style:style style:name="P9" style:family="paragraph" style:parent-style-name="Table_20_Contents">
      <style:text-properties officeooo:rsid="000d727e" officeooo:paragraph-rsid="000e1730"/>
    </style:style>
    <style:style style:name="P10" style:family="paragraph" style:parent-style-name="Table_20_Contents">
      <style:text-properties officeooo:rsid="000e45e3" officeooo:paragraph-rsid="000e45e3"/>
    </style:style>
    <style:style style:name="P11" style:family="paragraph" style:parent-style-name="Table_20_Contents">
      <style:text-properties officeooo:rsid="000e4bb1" officeooo:paragraph-rsid="000e4bb1"/>
    </style:style>
    <style:style style:name="P12" style:family="paragraph" style:parent-style-name="Table_20_Contents">
      <style:text-properties officeooo:rsid="000e72ae" officeooo:paragraph-rsid="000e72ae"/>
    </style:style>
    <style:style style:name="P13" style:family="paragraph" style:parent-style-name="Table_20_Contents">
      <style:text-properties officeooo:rsid="000fc56a" officeooo:paragraph-rsid="000fc56a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173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fc56a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Adrián de la Torre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6">120</text:span>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No porque la he hecho en mi casa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3">Ver procesor padres e hijos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3">Ninguna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Con la orden ps – ejH – <text:span text:style-name="T4">F </text:span>se pueden ver los arboles de procesos <text:span text:style-name="T4">y toda su información</text:span>. Con “cron” <text:span text:style-name="T4">aparece esto: “root <text:s text:c="5"/>1039 <text:s text:c="4"/>1 <text:s/>1039 <text:s/>1039 <text:s/>0 <text:s/>5915 <text:s/>2300 <text:s text:c="2"/>3 10:30 ? <text:s text:c="7"/>00:00:00 <text:s text:c="2"/>cron” lo ejecuta root y no tiene proceso padre</text:span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a)El directorio se hereda de cuando se lanzo la orden at</text:p>
            <text:p text:style-name="P10">b)Cuando digo que la salida de una orden se meta en un archivo sin especificar se crea un documento de texto sencillo</text:p>
            <text:p text:style-name="P10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El contenido del script es el siguiente</text:p>
            <text:p text:style-name="P11">#!/bin/bash</text:p>
            <text:p text:style-name="P11"></text:p>
            <text:p text:style-name="P11">find /home -mtime 1 &gt; /home/modificados-`date +%Y-%j-%T`</text:p>
            <text:p text:style-name="P11"/>
            <text:p text:style-name="P11">La función find -mtime 1 te muestra los archivos modificados en las ultimas 24 horas. Para programarla con at uso : “sudo at now + 1 day” y escribo “bash script_find” y <text:s/>“&lt;Ctrl -D&gt;”</text:p>
            <text:p text:style-name="P11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2">#!/bin/bash</text:p>
            <text:p text:style-name="P12"></text:p>
            <text:p text:style-name="P12">head /tmp/listacores &gt; /tmp/listacores_aux</text:p>
            <text:p text:style-name="P12"></text:p>
            <text:p text:style-name="P12">head /tmp/listacores_aux &gt; /tmp/listacores</text:p>
            <text:p text:style-name="P12"/>
            <text:p text:style-name="P12">rm /tmp/listacores_aux</text:p>
            <text:p text:style-name="P12"/>
            <text:p text:style-name="P12">He tenido que usar un archivo auxiliar porque si lo hacia de esta manera: “head /tmp/listacores &gt; /tmp/listacores” me desaparecia el contenido del archivo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3">PATH=$HOME/SO</text:p>
            <text:p text:style-name="P13">0,01 * * * * bash reducelista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4</meta:editing-cycles>
    <meta:creation-date>2011-10-05T09:46:35.67</meta:creation-date>
    <meta:editing-duration>PT21H35M8S</meta:editing-duration>
    <meta:generator>LibreOffice/4.2.8.2$Linux_X86_64 LibreOffice_project/420m0$Build-2</meta:generator>
    <dc:date>2015-10-22T13:24:42.434095999</dc:date>
    <meta:print-date>2011-10-06T10:39:21.37</meta:print-date>
    <meta:document-statistic meta:table-count="11" meta:image-count="1" meta:object-count="0" meta:page-count="3" meta:paragraph-count="38" meta:word-count="346" meta:character-count="2096" meta:non-whitespace-character-count="1740"/>
    <meta:user-defined meta:name="Información 1"/>
    <meta:user-defined meta:name="Información 2"/>
    <meta:user-defined meta:name="Información 3"/>
    <meta:user-defined meta:name="Información 4"/>
  </office:meta>
</office:document-meta>
</file>